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a1123" officeooo:paragraph-rsid="000a1123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aa363" officeooo:paragraph-rsid="000aa36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bd067" officeooo:paragraph-rsid="000bd06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bdb85" officeooo:paragraph-rsid="000bdb8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eabda" officeooo:paragraph-rsid="000eabda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eb0f5" officeooo:paragraph-rsid="000eb0f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f512e" officeooo:paragraph-rsid="000f512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35c2" officeooo:paragraph-rsid="001035c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035c2" officeooo:paragraph-rsid="001035c2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09eaa" officeooo:paragraph-rsid="00109eaa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a1123" officeooo:paragraph-rsid="000a112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aa363" officeooo:paragraph-rsid="000aa363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bd067" officeooo:paragraph-rsid="000bd06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bdb85" officeooo:paragraph-rsid="000bdb85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eabda" officeooo:paragraph-rsid="000eabda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eb0f5" officeooo:paragraph-rsid="000eb0f5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f512e" officeooo:paragraph-rsid="000f512e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09eaa" officeooo:paragraph-rsid="00109eaa" fo:background-color="#ffff00" style:font-size-asian="10.5pt" style:font-weight-asian="bold" style:font-size-complex="12pt" style:font-weight-complex="bold"/>
    </style:style>
    <style:style style:name="P19" style:family="paragraph" style:parent-style-name="Standard">
      <style:text-properties officeooo:paragraph-rsid="00109eaa"/>
    </style:style>
    <style:style style:name="P20" style:family="paragraph" style:parent-style-name="Standard">
      <style:text-properties fo:font-weight="bold" officeooo:paragraph-rsid="00109eaa" style:font-weight-asian="bold" style:font-weight-complex="bold"/>
    </style:style>
    <style:style style:name="P21" style:family="paragraph" style:parent-style-name="Standard">
      <style:text-properties fo:font-weight="bold" officeooo:paragraph-rsid="00109eaa" fo:background-color="#ffff00" style:font-weight-asian="bold" style:font-weight-complex="bold"/>
    </style:style>
    <style:style style:name="P22" style:family="paragraph" style:parent-style-name="Standard">
      <style:text-properties fo:font-size="15pt" fo:font-weight="bold" officeooo:rsid="000a1123" officeooo:paragraph-rsid="000a1123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7240" style:font-weight-asian="normal" style:font-weight-complex="normal"/>
    </style:style>
    <style:style style:name="T4" style:family="text">
      <style:text-properties fo:font-weight="normal" officeooo:rsid="000e4bc1" style:font-weight-asian="normal" style:font-weight-complex="normal"/>
    </style:style>
    <style:style style:name="T5" style:family="text">
      <style:text-properties fo:font-weight="normal" officeooo:rsid="001051ab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fo:background-color="#ffff00" loext:char-shading-value="0" style:font-weight-asian="normal" style:font-weight-complex="normal"/>
    </style:style>
    <style:style style:name="T8" style:family="text">
      <style:text-properties fo:font-size="12pt" fo:font-weight="normal" officeooo:rsid="00109eaa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23827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09eaa" fo:background-color="#ffff00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09eaa" fo:background-color="#ffff00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23827" fo:background-color="#ffff00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23827" fo:background-color="#ffff00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officeooo:rsid="00109eaa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eguntas tipo test AR:</text:p>
      <text:p text:style-name="P22"/>
      <text:p text:style-name="P11">1) Las redes de computadoras se clasifican por:</text:p>
      <text:p text:style-name="P11"><text:tab/>Correcta:</text:p>
      <text:p text:style-name="P1"><text:tab/>-Tamaño:área personal, área local, área metropolitana, área extensa.</text:p>
      <text:p text:style-name="P1"><text:tab/><text:span text:style-name="T1">Incorrectas:</text:span></text:p>
      <text:p text:style-name="P1"><text:tab/>-Tamaño: pequeñas, medianas, grandes.</text:p>
      <text:p text:style-name="P1"><text:tab/>-Medio físico: cableadas, inalámbricas.</text:p>
      <text:p text:style-name="P11">2) La transformada de Fourier:</text:p>
      <text:p text:style-name="P11"><text:tab/>Correcta:</text:p>
      <text:p text:style-name="P11"><text:tab/><text:span text:style-name="T2">-Se puede calcular para las señales no periódicas.</text:span></text:p>
      <text:p text:style-name="P1"><text:tab/>-Considera a las señales no periódicas como de periodo infinito.</text:p>
      <text:p text:style-name="P1"><text:tab/>-Se emplea para el análisis de en frecuencia de las señales</text:p>
      <text:p text:style-name="P1"><text:tab/>-Considera a las señales periódicas como de duración infinita.</text:p>
      <text:p text:style-name="P11"><text:span text:style-name="T2"><text:tab/></text:span>Incorrecta:</text:p>
      <text:p text:style-name="P11"><text:tab/><text:span text:style-name="T2">-Se puede calcular para las señales periódicas.</text:span></text:p>
      <text:p text:style-name="P11">3) La fórmula de Shannon:</text:p>
      <text:p text:style-name="P11"><text:tab/>Correcta:</text:p>
      <text:p text:style-name="P11"><text:tab/><text:span text:style-name="T2">-Es un límite teórico.</text:span></text:p>
      <text:p text:style-name="P1"><text:tab/>-Considera un canal con un valor de relación señal a ruido.</text:p>
      <text:p text:style-name="P11"><text:span text:style-name="T2"><text:tab/></text:span>Incorrecta:</text:p>
      <text:p text:style-name="P11"><text:tab/><text:span text:style-name="T2">-Determina la relación señal a ruido en decibelios.</text:span></text:p>
      <text:p text:style-name="P1"><text:tab/>-Considera un canal exento de ruido.</text:p>
      <text:p text:style-name="P1"><text:tab/>-Es mejorada por la fórmula de Nyquist.</text:p>
      <text:p text:style-name="P1"><text:tab/>-Es un límite máximo experimental.</text:p>
      <text:p text:style-name="P11">4) Las microondas:</text:p>
      <text:p text:style-name="P11"><text:tab/>Correcta:</text:p>
      <text:p text:style-name="P11"><text:tab/><text:span text:style-name="T2">-La atenuación depende cuadráticamente de la distancia.</text:span></text:p>
      <text:p text:style-name="P1"><text:tab/>-Se sitúan por encima de 1GHz.</text:p>
      <text:p text:style-name="P11"><text:span text:style-name="T2"><text:tab/></text:span>Incorrecta:</text:p>
      <text:p text:style-name="P11"><text:tab/><text:span text:style-name="T2">-Se sitúa por debajo de 1GHz.</text:span></text:p>
      <text:p text:style-name="P1"><text:tab/>-Emplean antenas omnidireccionales.</text:p>
      <text:p text:style-name="P1"><text:tab/>-La atenuación depende exponencialmente de la distancia.</text:p>
      <text:p text:style-name="P1"><text:tab/>-La atenuación no depende de la distancia.</text:p>
      <text:p text:style-name="P11">5) La modulación QAM:</text:p>
      <text:p text:style-name="P11"><text:tab/>Correcta:</text:p>
      <text:p text:style-name="P11"><text:tab/><text:span text:style-name="T2">-Utiliza una sola frecuencia.</text:span></text:p>
      <text:p text:style-name="P1"><text:tab/>-Combina modulación en fase y en amplitud.</text:p>
      <text:p text:style-name="P11"><text:span text:style-name="T2"><text:tab/></text:span>Incorrecta:</text:p>
      <text:p text:style-name="P11"><text:tab/><text:span text:style-name="T2">-No es posible utilizar el patrón de constelación.</text:span></text:p>
      <text:p text:style-name="P1"><text:tab/>-Se empleaba en la televisión analógica.</text:p>
      <text:p text:style-name="P1"><text:tab/>-Combina modulación en frecuencia y en amplitud.</text:p>
      <text:p text:style-name="P1"><text:tab/>-Utiliza dos frecuencias.</text:p>
      <text:p text:style-name="P11">6) Control de errores:</text:p>
      <text:p text:style-name="P11"><text:tab/>Correcta:</text:p>
      <text:p text:style-name="P1"><text:tab/>-Parada y espera no necesita tramas de rechazo.</text:p>
      <text:p text:style-name="P1"><text:tab/><text:span text:style-name="T1">Incorrecta:</text:span></text:p>
      <text:p text:style-name="P1"><text:span text:style-name="T1"><text:tab/></text:span>-Parada y espera necesita tramas de rechazo.</text:p>
      <text:p text:style-name="P1"><text:tab/>-El tamaño de ventana en rechazo selectivo es igual que en vuelta atrás N.</text:p>
      <text:p text:style-name="P1"><text:tab/>-La memoria necesaria en rechazo selentivo es igual que en vuelta atrás N.</text:p>
      <text:p text:style-name="P12"/>
      <text:p text:style-name="P12"/>
      <text:p text:style-name="P12"><text:soft-page-break/>7) HDLC:</text:p>
      <text:p text:style-name="P12"><text:tab/>Correcta:</text:p>
      <text:p text:style-name="P12"><text:tab/><text:span text:style-name="T2">-Emplea tramas numeradas y no numeradas.</text:span></text:p>
      <text:p text:style-name="P2"><text:tab/>-Unicamente emplea ventana deslizante.</text:p>
      <text:p text:style-name="P12"><text:span text:style-name="T2"><text:tab/></text:span>Incorrecta:</text:p>
      <text:p text:style-name="P12"><text:tab/><text:span text:style-name="T2">-Es un protocolo orientado a caracteres.</text:span></text:p>
      <text:p text:style-name="P2"><text:tab/>-Unicamente emplea parada y espera.</text:p>
      <text:p text:style-name="P2"><text:tab/>-Unicamente emplea rechazo selectivo.</text:p>
      <text:p text:style-name="P2"><text:tab/>-Sólo emplea tramas no numeradas.</text:p>
      <text:p text:style-name="P13">8) Redes 802.11:</text:p>
      <text:p text:style-name="P13"><text:tab/>Correcta:</text:p>
      <text:p text:style-name="P13"><text:tab/><text:span text:style-name="T2">-Los primeros estándares utilizaban salto de frecuencias.</text:span></text:p>
      <text:p text:style-name="P3"><text:tab/>-Uno de los primeros estándares utiliza infrarrojos.</text:p>
      <text:p text:style-name="P13"><text:span text:style-name="T2"><text:tab/></text:span>Incorrecta:</text:p>
      <text:p text:style-name="P13"><text:tab/><text:span text:style-name="T2">-Los primeros estándares llegaban a 11Mbps.</text:span></text:p>
      <text:p text:style-name="P3"><text:tab/>-802.11 emplea OFDM.</text:p>
      <text:p text:style-name="P3"><text:tab/>-802.11 emplea HRDSS.</text:p>
      <text:p text:style-name="P3"><text:tab/>-Los primeros estándares llegaban a 10Mbps.</text:p>
      <text:p text:style-name="P13">9) El algoritmo de árbol de expansión:</text:p>
      <text:p text:style-name="P13"><text:tab/>Correcta:</text:p>
      <text:p text:style-name="P13"><text:tab/><text:span text:style-name="T2">-El puente raíz es el de mayor antigüedad.</text:span></text:p>
      <text:p text:style-name="P13"><text:span text:style-name="T2"><text:tab/></text:span>Incorrecta:</text:p>
      <text:p text:style-name="P13"><text:tab/><text:span text:style-name="T2">-Emplea puertos de raíz y puertos designados.</text:span></text:p>
      <text:p text:style-name="P3"><text:tab/>-Utiliza una matriz de encaminamiento central.</text:p>
      <text:p text:style-name="P3"><text:tab/>-Todos los puentes estarán siempre activos.</text:p>
      <text:p text:style-name="P3"><text:tab/>-El árbol no se modifica aunque cambie la topología de la red.</text:p>
      <text:p text:style-name="P13">10) El cableado estructurado:</text:p>
      <text:p text:style-name="P13"><text:tab/>Correcta:</text:p>
      <text:p text:style-name="P13"><text:tab/><text:span text:style-name="T2">-Determina los medios de transmisión empleados.</text:span></text:p>
      <text:p text:style-name="P3"><text:tab/>-Es un sistema jerárquico.</text:p>
      <text:p text:style-name="P13"><text:span text:style-name="T2"><text:tab/></text:span>Incorrecta:</text:p>
      <text:p text:style-name="P13"><text:tab/><text:span text:style-name="T2">-Sólo se utiliza en redes Ethernet.</text:span></text:p>
      <text:p text:style-name="P3"><text:tab/>-NO determina los medios de transmisión empleados.</text:p>
      <text:p text:style-name="P13">11) Un servicio orientado a conexión:</text:p>
      <text:p text:style-name="P13"><text:tab/>Correcta:</text:p>
      <text:p text:style-name="P13"><text:tab/><text:span text:style-name="T2">-Se establece una conexión, se usa y después se libera.</text:span></text:p>
      <text:p text:style-name="P3"><text:tab/>-Encuentra su modelo en el sistema telefónico.</text:p>
      <text:p text:style-name="P13"><text:span text:style-name="T2"><text:tab/></text:span>Incorrecta:</text:p>
      <text:p text:style-name="P13"><text:tab/><text:span text:style-name="T2">-Se asemeja al sistema postal.</text:span></text:p>
      <text:p text:style-name="P13">12) La frecuencia fundamental:</text:p>
      <text:p text:style-name="P13"><text:tab/>Correcta:</text:p>
      <text:p text:style-name="P13"><text:tab/><text:span text:style-name="T2">-Es un divisor de todas las frecuencias que componen la señal periódica.</text:span></text:p>
      <text:p text:style-name="P13"><text:span text:style-name="T2"><text:tab/></text:span>Incorrecta:</text:p>
      <text:p text:style-name="P13"><text:tab/><text:span text:style-name="T2">-Es una característica de todas las señales.</text:span></text:p>
      <text:p text:style-name="P3"><text:tab/>-Es la máxima frecuencia de una señal periódica.</text:p>
      <text:p text:style-name="P13">13) El ruido térmico:</text:p>
      <text:p text:style-name="P13"><text:tab/>Correcta:</text:p>
      <text:p text:style-name="P13"><text:tab/><text:span text:style-name="T2">-Está uniformemente distribuido en el espectro de frecuencias.</text:span></text:p>
      <text:p text:style-name="P13"><text:span text:style-name="T2"><text:tab/></text:span>Incorrecta:</text:p>
      <text:p text:style-name="P13"><text:tab/><text:span text:style-name="T2">-Se suele evitar con filtros paso de banda</text:span></text:p>
      <text:p text:style-name="P3"><text:tab/>-Es independiente de la temperatura.</text:p>
      <text:p text:style-name="P13"/>
      <text:p text:style-name="P13"><text:soft-page-break/>14) Un cable UTP categoría 5:</text:p>
      <text:p text:style-name="P13"><text:tab/>Correcta:</text:p>
      <text:p text:style-name="P13"><text:tab/><text:span text:style-name="T2">-Tiene menor paso de trenzado que le de categoría 3.</text:span></text:p>
      <text:p text:style-name="P13"><text:span text:style-name="T2"><text:tab/></text:span>Incorrecta:</text:p>
      <text:p text:style-name="P13"><text:tab/><text:span text:style-name="T2">-No sirve para la transmisión de señales telefónicas.</text:span></text:p>
      <text:p text:style-name="P3"><text:tab/>-Transmite frecuencias de hasta 20MHz.</text:p>
      <text:p text:style-name="P3"><text:tab/>-No puede emplearse para la transmisión de datos.</text:p>
      <text:p text:style-name="P13">15) Una modulación BFSK:</text:p>
      <text:p text:style-name="P13"><text:tab/>Correcta:</text:p>
      <text:p text:style-name="P13"><text:tab/><text:span text:style-name="T2">-Tiene dos puntos en el patrón de constelación. </text:span><text:span text:style-name="T3">¿</text:span><text:span text:style-name="T4">No lo se con seguridad</text:span><text:span text:style-name="T3">?</text:span></text:p>
      <text:p text:style-name="P13"><text:span text:style-name="T2"><text:tab/></text:span>Incorrecta:</text:p>
      <text:p text:style-name="P13"><text:tab/><text:span text:style-name="T2">-Tiene el mismo ancho de banda que una ASK.</text:span></text:p>
      <text:p text:style-name="P3"><text:tab/>-Emplea una sola frecuencia.</text:p>
      <text:p text:style-name="P13">16) El esquema ADSL:</text:p>
      <text:p text:style-name="P13"><text:tab/>Correcta:</text:p>
      <text:p text:style-name="P13"><text:tab/><text:span text:style-name="T2">-Reserva los 25kHz inferiores para voz.</text:span></text:p>
      <text:p text:style-name="P3"><text:tab/>-Utiliza multiplexión FDM O cancelación de eco.</text:p>
      <text:p text:style-name="P3"><text:tab/>-Divide las bandas ascendente y descendente en subcanales.</text:p>
      <text:p text:style-name="P14">17) Un protocolo es:</text:p>
      <text:p text:style-name="P14"><text:tab/>Correcta:</text:p>
      <text:p text:style-name="P14"><text:tab/><text:span text:style-name="T2">-Un conjunto de reglas que gobiernan la transmisión de datos.</text:span></text:p>
      <text:p text:style-name="P4"><text:tab/>-Un acuerdo entre los dispositivos que se comunican.</text:p>
      <text:p text:style-name="P14"><text:span text:style-name="T2"><text:tab/></text:span>Incorrecta:</text:p>
      <text:p text:style-name="P14"><text:tab/><text:span text:style-name="T2">-Lo contrario de un locotopro.</text:span></text:p>
      <text:p text:style-name="P15">18) En jerarquía de protocolos, una entidad de nivel n entrega una entidad de nivel n-1:</text:p>
      <text:p text:style-name="P15"><text:tab/>Correcta:</text:p>
      <text:p text:style-name="P15"><text:tab/><text:span text:style-name="T2">-Una unidad de datos de protocolo.</text:span></text:p>
      <text:p text:style-name="P15"><text:span text:style-name="T2"><text:tab/></text:span>Incorrecta:<text:tab/></text:p>
      <text:p text:style-name="P15"><text:tab/><text:span text:style-name="T2">-Un paquete.</text:span></text:p>
      <text:p text:style-name="P5"><text:tab/>-Un datagrama.</text:p>
      <text:p text:style-name="P5"><text:tab/>-Una trama.</text:p>
      <text:p text:style-name="P16">19) La atenuación:</text:p>
      <text:p text:style-name="P16"><text:tab/>Correcta:</text:p>
      <text:p text:style-name="P16"><text:tab/><text:span text:style-name="T2">-Es una pérdida de energía debida a la distancia.</text:span></text:p>
      <text:p text:style-name="P16"><text:span text:style-name="T2"><text:tab/></text:span>Incorrecta:</text:p>
      <text:p text:style-name="P16"><text:tab/><text:span text:style-name="T2">-En medios no guiados, depende exponencialmente de la distancia.</text:span></text:p>
      <text:p text:style-name="P6"><text:tab/>-En medios no guiados, es independiente a la distancia.</text:p>
      <text:p text:style-name="P16">20) La distorsión de retardo:</text:p>
      <text:p text:style-name="P16"><text:tab/>Correcta:</text:p>
      <text:p text:style-name="P16"><text:tab/><text:span text:style-name="T2">-Provoca interferencia entre símbolos.</text:span></text:p>
      <text:p text:style-name="P16"><text:span text:style-name="T2"><text:tab/></text:span>Incorrecta:</text:p>
      <text:p text:style-name="P16"><text:tab/><text:span text:style-name="T2">-Se debe a que la velocidad suele ser meyor en los extremos de la banda.</text:span></text:p>
      <text:p text:style-name="P6"><text:tab/>-Se debe a que la velocidad es constante en toda la banda.</text:p>
      <text:p text:style-name="P16">21) La transmisión a través de fibra óptica:</text:p>
      <text:p text:style-name="P16"><text:tab/>Correcta:</text:p>
      <text:p text:style-name="P16"><text:tab/><text:span text:style-name="T2">-Se basa en la reflexión total.</text:span></text:p>
      <text:p text:style-name="P16"><text:span text:style-name="T2"><text:tab/></text:span>Incorrecta:</text:p>
      <text:p text:style-name="P16"><text:tab/><text:span text:style-name="T2">-Presenta una gran atenuación.</text:span></text:p>
      <text:p text:style-name="P6"><text:tab/>-Emplea señales de baja frecuencia.</text:p>
      <text:p text:style-name="P6"><text:tab/>-Se basa en la refrección total.</text:p>
      <text:p text:style-name="P16"/>
      <text:p text:style-name="P16"/>
      <text:p text:style-name="P16"><text:soft-page-break/>22) Un código NRZ-L:</text:p>
      <text:p text:style-name="P16"><text:tab/>Correcta:</text:p>
      <text:p text:style-name="P16"><text:tab/><text:span text:style-name="T2">-Presenta componente continua.</text:span></text:p>
      <text:p text:style-name="P16"><text:span text:style-name="T2"><text:tab/></text:span>Incorrecta:</text:p>
      <text:p text:style-name="P16"><text:tab/><text:span text:style-name="T2">-Es un tipo de codificación diferencial.</text:span></text:p>
      <text:p text:style-name="P6"><text:tab/>-Es un tipo de codificación bipolar.</text:p>
      <text:p text:style-name="P17">23) En la modulación delta:</text:p>
      <text:p text:style-name="P17"><text:tab/>Correcta:</text:p>
      <text:p text:style-name="P17"><text:tab/><text:span text:style-name="T2">-El ruido de cuantización depende de los bits de codificación. ¿No estoy seguro?</text:span></text:p>
      <text:p text:style-name="P7"><text:tab/>-Para disminuir el ruido de cuantización, podemos aumentar el nivel de cuantización.</text:p>
      <text:p text:style-name="P17"><text:span text:style-name="T2"><text:tab/></text:span>Incorrecta:</text:p>
      <text:p text:style-name="P17"><text:tab/><text:span text:style-name="T2">-El ruido de sobrecarga en la pendiente aumenta al disminuir el paso de cuantización.</text:span><text:span text:style-name="T5">¿No estoy seguro?</text:span></text:p>
      <text:p text:style-name="P7"><text:tab/>-No tiene ruido de cuantización.</text:p>
      <text:p text:style-name="P7"><text:tab/>-Para disminuir el ruido de sobrecarga en la pendiente, podemos aumentar el intervalo de muestreo.</text:p>
      <text:p text:style-name="P7"><text:tab/>-Para disminuir el ruido de sobrecarga en la pendientes, podemos aumentar el intervalo de cuantización.</text:p>
      <text:p text:style-name="P17">24) El parámetro (alpha) es:</text:p>
      <text:p text:style-name="P17"><text:tab/>Correcta:</text:p>
      <text:p text:style-name="P17"><text:tab/><text:span text:style-name="T2">-El tiempo de propagación normalizado.</text:span></text:p>
      <text:p text:style-name="P17"><text:span text:style-name="T2"><text:tab/></text:span>Incorrecta:</text:p>
      <text:p text:style-name="P17"><text:tab/><text:span text:style-name="T2">-El tiempo de transmisión normalizado.</text:span></text:p>
      <text:p text:style-name="P17">25) ALOHA:</text:p>
      <text:p text:style-name="P17"><text:tab/>Correcta:</text:p>
      <text:p text:style-name="P17"><text:tab/><text:span text:style-name="T2">-Es un protocolo de contención.</text:span></text:p>
      <text:p text:style-name="P17"><text:span text:style-name="T2"><text:tab/></text:span>Incorrecta:</text:p>
      <text:p text:style-name="P17"><text:tab/><text:span text:style-name="T2">-Es un protocolo de asignación estática.</text:span></text:p>
      <text:p text:style-name="P7"><text:tab/>-A mayor número de colisiones, mayor eficiencia.</text:p>
      <text:p text:style-name="P7"><text:tab/>-Su eficiencia máxima es el 100%.</text:p>
      <text:p text:style-name="P17">26) El estándar DIX y el estándar 802.3:</text:p>
      <text:p text:style-name="P17"><text:tab/>Correcta:</text:p>
      <text:p text:style-name="P17"><text:tab/><text:span text:style-name="T2">-</text:span></text:p>
      <text:p text:style-name="P17"><text:span text:style-name="T2"><text:tab/></text:span>Incorrecta:</text:p>
      <text:p text:style-name="P17"><text:tab/><text:span text:style-name="T2">-Se diferencia en el tamaño de las direcciones.</text:span></text:p>
      <text:p text:style-name="P7"><text:tab/>-Son iguales.</text:p>
      <text:p text:style-name="P7"><text:tab/>-No pueden convivir en la misma red local.</text:p>
      <text:p text:style-name="P17">27) La subcapa MAC 802.11:</text:p>
      <text:p text:style-name="P17"><text:tab/>Correcta:</text:p>
      <text:p text:style-name="P17"><text:tab/><text:span text:style-name="T2">-Tiene dos posibles modos de funcionamiento que puieden coexistir.</text:span></text:p>
      <text:p text:style-name="P17"><text:span text:style-name="T2"><text:tab/></text:span>Incorrecta:</text:p>
      <text:p text:style-name="P17"><text:tab/><text:span text:style-name="T2">-Utiliza CSMA/CD.</text:span></text:p>
      <text:p text:style-name="P7"><text:tab/>-El intervalo PIFS es mayor que el intervalo DIFS.</text:p>
      <text:p text:style-name="P17">28) Una red de conmutación de circuitos:</text:p>
      <text:p text:style-name="P17"><text:tab/>Correcta:</text:p>
      <text:p text:style-name="P17"><text:tab/><text:span text:style-name="T2">-Ofrece una velocidad de transmisión constante.</text:span></text:p>
      <text:p text:style-name="P7"><text:tab/>-Funciona mediante circuitos virtuales o mediante datagramas.</text:p>
      <text:p text:style-name="P17"><text:span text:style-name="T2"><text:tab/></text:span>Incorrecta:</text:p>
      <text:p text:style-name="P17"><text:tab/><text:span text:style-name="T2">-Funciona mediante circuitos virtuales.</text:span></text:p>
      <text:p text:style-name="P17"/>
      <text:p text:style-name="P17"/>
      <text:p text:style-name="P17"/>
      <text:p text:style-name="P17"><text:soft-page-break/></text:p>
      <text:p text:style-name="P17">29) Con un número de secuencia de tres bits:</text:p>
      <text:p text:style-name="P17"><text:tab/>Correcta:</text:p>
      <text:p text:style-name="P17"><text:tab/><text:span text:style-name="T2">-El tamaño de ventana será 4 para rechazo selectivo. 2^(3-1)</text:span></text:p>
      <text:p text:style-name="P17"><text:span text:style-name="T2"><text:tab/></text:span>Incorrecta:</text:p>
      <text:p text:style-name="P17"><text:tab/><text:span text:style-name="T2">-El tamaño de ventana será 3.</text:span></text:p>
      <text:p text:style-name="P7"><text:tab/>-El tamaño de ventana será 6 para rechazo con vuelta atrás N.</text:p>
      <text:p text:style-name="P7"><text:tab/>-El tamaño de la ventana será 3 para rechazo selectivo.</text:p>
      <text:p text:style-name="P9">30) En BSC, la selección:</text:p>
      <text:p text:style-name="P9"><text:tab/>Correcta:</text:p>
      <text:p text:style-name="P9"><text:tab/><text:span text:style-name="T2">-Es iniciada por la estación amestra.</text:span></text:p>
      <text:p text:style-name="P9"><text:span text:style-name="T2"><text:tab/></text:span>Incorrecta:</text:p>
      <text:p text:style-name="P9"><text:tab/><text:span text:style-name="T2">-Es iniciada por al estación esclava.</text:span></text:p>
      <text:p text:style-name="P8"><text:tab/>-Puede ser iniciada por ambas estaciones.</text:p>
      <text:p text:style-name="P8"><text:tab/>-Comienza con una secuencia de sondeo o escrutinio.</text:p>
      <text:p text:style-name="P9">31) Mecanismos de codificación:</text:p>
      <text:p text:style-name="P9"><text:tab/>Correcta:</text:p>
      <text:p text:style-name="P9"><text:tab/><text:span text:style-name="T2">-Los códigos Manchester son autosincronizados.</text:span></text:p>
      <text:p text:style-name="P9"><text:span text:style-name="T2"><text:tab/></text:span>Incorrecta:</text:p>
      <text:p text:style-name="P9"><text:tab/><text:span text:style-name="T2">-La codificación RZ es utilizada por la ausencia de componente continua.</text:span></text:p>
      <text:p text:style-name="P8"><text:tab/>-La codificación NRZ es utilizada por la ausencia de componente continua.</text:p>
      <text:p text:style-name="P9">32) PSK:</text:p>
      <text:p text:style-name="P9"><text:tab/>Correcta:</text:p>
      <text:p text:style-name="P9"><text:tab/><text:span text:style-name="T2">-Su ancho de banda es el mismo que ASK.</text:span></text:p>
      <text:p text:style-name="P9"><text:span text:style-name="T2"><text:tab/></text:span>Incorrecta:</text:p>
      <text:p text:style-name="P9"><text:tab/><text:span text:style-name="T2">-Presenta más de 8 puntos en su patrón de constelación.</text:span></text:p>
      <text:p text:style-name="P8"><text:tab/>-No puede representarse en un patrón de constelación.</text:p>
      <text:p text:style-name="P8"><text:tab/>-Su ancho de banda es el mismo que FSK.</text:p>
      <text:p text:style-name="P9">33) AMI o NRZ:</text:p>
      <text:p text:style-name="P9"><text:tab/>Correcta:</text:p>
      <text:p text:style-name="P9"><text:tab/><text:span text:style-name="T2">-AMI necesita el doble de potencia que NRZ para la misma BER.</text:span></text:p>
      <text:p text:style-name="P9"><text:span text:style-name="T2"><text:tab/></text:span>Incorrecta:</text:p>
      <text:p text:style-name="P9"><text:tab/><text:span text:style-name="T2">-AMI es un código autosincronizado.</text:span></text:p>
      <text:p text:style-name="P8"><text:tab/>-NRZ es bipolar y AMI es polar.</text:p>
      <text:p text:style-name="P9">34)Teorema del muestreo: una señal analógica de 8KHz de ancho de banda:</text:p>
      <text:p text:style-name="P9"><text:tab/>Correcta:</text:p>
      <text:p text:style-name="P9"><text:tab/><text:span text:style-name="T2">-Se puede muestrear a 32 y a 16 kHz.</text:span></text:p>
      <text:p text:style-name="P9"><text:span text:style-name="T2"><text:tab/></text:span>Incorrecta:</text:p>
      <text:p text:style-name="P9"><text:tab/><text:span text:style-name="T2">-Se puede muestrar a 8 Khz.</text:span></text:p>
      <text:p text:style-name="P9">35) El problema de la estación expuesta:</text:p>
      <text:p text:style-name="P9"><text:tab/>Correcta:</text:p>
      <text:p text:style-name="P9"><text:tab/><text:span text:style-name="T2">-Ocurre al utilizar CSMA en redes inalámbricas.</text:span></text:p>
      <text:p text:style-name="P9"><text:span text:style-name="T2"><text:tab/></text:span>Incorrecta:</text:p>
      <text:p text:style-name="P9"><text:tab/><text:span text:style-name="T2">-A diferencia del problema de la estación oculta, afecta a redes inalábricas.</text:span></text:p>
      <text:p text:style-name="P8"><text:tab/>-Ocurre al utilizar MACA en redes inalámbricas.</text:p>
      <text:p text:style-name="P8"><text:tab/>-Ocurre al utilizar MACA W en redes inalámbricas.</text:p>
      <text:p text:style-name="P10">Examen Junio 2017</text:p>
      <text:p text:style-name="P10">1. Un servicio de datagramas con acuse:</text:p>
      <text:p text:style-name="P10"><text:tab/><text:span text:style-name="T2">a- Se asemeja al sistema teleonico.</text:span></text:p>
      <text:p text:style-name="P10"><text:span text:style-name="T2"><text:tab/>B-Se establece una conexión, se usa y después se libera.</text:span></text:p>
      <text:p text:style-name="P10"><text:span text:style-name="T2"><text:tab/>c- Los <text:s/>datagramas no se confirman.</text:span></text:p>
      <text:p text:style-name="P18"><text:span text:style-name="T2"><text:tab/>D-No se establece una conexión.</text:span></text:p>
      <text:p text:style-name="P10"><text:soft-page-break/>2. En una jerarquía de protocolos, una entidad de nivel 3 entrega a una entidad de nivel 2:</text:p>
      <text:p text:style-name="P10"><text:tab/><text:span text:style-name="T2">a-Un segmento.</text:span></text:p>
      <text:p text:style-name="P10"><text:span text:style-name="T2"><text:tab/>B-Una UDP de nivel 2.</text:span></text:p>
      <text:p text:style-name="P10"><text:span text:style-name="T2"><text:tab/></text:span><text:span text:style-name="T7">c-Un paquete.</text:span></text:p>
      <text:p text:style-name="P10"><text:span text:style-name="T2"><text:tab/>D-Una trama.</text:span></text:p>
      <text:p text:style-name="P10">3. Las tres características de una señal sinusoidal son:</text:p>
      <text:p text:style-name="P10"><text:tab/><text:span text:style-name="T7">a-Amplitud, frecuencia y fase.</text:span></text:p>
      <text:p text:style-name="P10"><text:span text:style-name="T2"><text:tab/>B-Amplitud, frecuencia y fase.</text:span></text:p>
      <text:p text:style-name="P10"><text:span text:style-name="T2"><text:tab/>C-Amplitud, frecuencia y velocidad de propagación.</text:span></text:p>
      <text:p text:style-name="P10"><text:span text:style-name="T2"><text:tab/>D-Ninguna de las anteriores.</text:span></text:p>
      <text:p text:style-name="P10">4. El ruido térmico:</text:p>
      <text:p text:style-name="P10"><text:tab/><text:span text:style-name="T2">a-Se debe a la agitación térmica de los electrones.</text:span></text:p>
      <text:p text:style-name="P10"><text:span text:style-name="T2"><text:tab/>B-Es dependiente de la temperatura.</text:span></text:p>
      <text:p text:style-name="P10"><text:span text:style-name="T2"><text:tab/>C-Está uniformemente distribuido en el espectro de frecuencias.</text:span></text:p>
      <text:p text:style-name="P19"><text:span text:style-name="T8"><text:tab/></text:span><text:span text:style-name="T11">D-Todas las anteriores.</text:span></text:p>
      <text:p text:style-name="P20"><text:span text:style-name="T14">5. Un cable UTP categoría 3:</text:span></text:p>
      <text:p text:style-name="P20"><text:span text:style-name="T14"><text:tab/></text:span><text:span text:style-name="T8">a-Solo sirve para la transmisión de señales telefónicas.</text:span></text:p>
      <text:p text:style-name="P20"><text:span text:style-name="T8"><text:tab/>B-Tiene menor paso que el de categoría 5.</text:span></text:p>
      <text:p text:style-name="P20"><text:span text:style-name="T8"><text:tab/>c-Transmite frecuencias de hasta 200MHz.</text:span></text:p>
      <text:p text:style-name="P20"><text:span text:style-name="T8"><text:tab/></text:span><text:span text:style-name="T11">D-Puede emplearse para la transmisión de datos.</text:span></text:p>
      <text:p text:style-name="P20"><text:span text:style-name="T14">6. La fibra multimodo de índice gradual:</text:span></text:p>
      <text:p text:style-name="P20"><text:span text:style-name="T14"><text:tab/></text:span><text:span text:style-name="T8">a-Transmite un solo rayo a través del núcleo.</text:span></text:p>
      <text:p text:style-name="P20"><text:span text:style-name="T8"><text:tab/>B-Los modos se tranmiten por el revestimiento.</text:span></text:p>
      <text:p text:style-name="P20"><text:span text:style-name="T8"><text:tab/>C-Conforme los modos se alejan del centro se desaceleran.</text:span></text:p>
      <text:p text:style-name="P20"><text:span text:style-name="T8"><text:tab/>D-Ninguna de las anteriores.</text:span></text:p>
      <text:p text:style-name="P20"><text:span text:style-name="T14">7. Una modulación 4-FSK:</text:span></text:p>
      <text:p text:style-name="P20"><text:span text:style-name="T14"><text:tab/></text:span><text:span text:style-name="T8">a-Tiene cuatro puntos en su patróns de constelación.</text:span></text:p>
      <text:p text:style-name="P20"><text:span text:style-name="T8"><text:tab/>B-Tiene el mismo ancho de banda que una ASK.</text:span></text:p>
      <text:p text:style-name="P20"><text:span text:style-name="T8"><text:tab/>C-Emplea dos frecuencias.</text:span></text:p>
      <text:p text:style-name="P20"><text:span text:style-name="T8"><text:tab/></text:span><text:span text:style-name="T11">D-Ninguna de las anteriores.</text:span></text:p>
      <text:p text:style-name="P20"><text:span text:style-name="T14">8. Las bandas ISM:</text:span></text:p>
      <text:p text:style-name="P20"><text:span text:style-name="T14"><text:tab/></text:span><text:span text:style-name="T8">a-Se requiere licencia para operar en ellas.</text:span></text:p>
      <text:p text:style-name="P20"><text:span text:style-name="T8"><text:tab/></text:span><text:span text:style-name="T11">B-Se utilizan para propósitos médicos, industriales y científicos.</text:span></text:p>
      <text:p text:style-name="P20"><text:span text:style-name="T8"><text:tab/>C-Solo redes WiFi pueden operar en ellas.</text:span></text:p>
      <text:p text:style-name="P20"><text:span text:style-name="T8"><text:tab/>D-Las dos anteriores.</text:span></text:p>
      <text:p text:style-name="P20"><text:span text:style-name="T14">9. La codificación retorno a cero:</text:span></text:p>
      <text:p text:style-name="P20"><text:span text:style-name="T14"><text:tab/></text:span><text:span text:style-name="T8">a-No se emplea porque no tiene capacidad de sincronización.</text:span></text:p>
      <text:p text:style-name="P20"><text:span text:style-name="T8"><text:tab/></text:span><text:span text:style-name="T11">B-Tiene el inconveniente de la presencia de componente DC.</text:span></text:p>
      <text:p text:style-name="P20"><text:span text:style-name="T8"><text:tab/>C-Las dos anteriores.</text:span></text:p>
      <text:p text:style-name="P20"><text:span text:style-name="T8"><text:tab/>D-Es como NRZ pero diferencial.</text:span></text:p>
      <text:p text:style-name="P20"><text:span text:style-name="T14">10. La modulación por impulsos codificados:</text:span></text:p>
      <text:p text:style-name="P20"><text:span text:style-name="T14"><text:tab/></text:span><text:span text:style-name="T11">a-Tiene tres etapas.</text:span></text:p>
      <text:p text:style-name="P20"><text:span text:style-name="T8"><text:tab/>B-Requiere muestreos a la frecuencia máxima de la señaĺ.</text:span></text:p>
      <text:p text:style-name="P20"><text:span text:style-name="T8"><text:tab/>C-Incrementa su error a mayor número de bits.</text:span></text:p>
      <text:p text:style-name="P20"><text:span text:style-name="T8"><text:tab/>D-Ninguna de las anteriores.</text:span></text:p>
      <text:p text:style-name="P20"><text:span text:style-name="T14">11. En la modulación delta:</text:span></text:p>
      <text:p text:style-name="P20"><text:span text:style-name="T14"><text:tab/></text:span><text:span text:style-name="T11">a-Cada muestra se condifica con un bit.</text:span></text:p>
      <text:p text:style-name="P20"><text:span text:style-name="T8"><text:tab/>B-No tiene ruido de cuantización.</text:span></text:p>
      <text:p text:style-name="P20"><text:span text:style-name="T8"><text:tab/>C-El ruido térmico de cuantización depende de los bits de codificación.</text:span></text:p>
      <text:p text:style-name="P20"><text:span text:style-name="T8"><text:tab/>D-Ninguna de las anteriores.</text:span></text:p>
      <text:p text:style-name="P20"><text:span text:style-name="T14"/></text:p>
      <text:p text:style-name="P20"><text:span text:style-name="T14"/></text:p>
      <text:p text:style-name="P20"><text:soft-page-break/><text:span text:style-name="T14">12. La modulación de banda lateral única:</text:span></text:p>
      <text:p text:style-name="P20"><text:span text:style-name="T14"><text:tab/></text:span><text:span text:style-name="T8">a-Aplica un filtrado paso de banda.</text:span></text:p>
      <text:p text:style-name="P20"><text:span text:style-name="T8"><text:tab/>B-Elimina la potencia de la portadora.</text:span></text:p>
      <text:p text:style-name="P20"><text:span text:style-name="T8"><text:tab/></text:span><text:span text:style-name="T11">C-Ocupa el mismo ancho de banda que la señal en banda base.</text:span></text:p>
      <text:p text:style-name="P20"><text:span text:style-name="T8"><text:tab/>D-Todas las anteriores.</text:span></text:p>
      <text:p text:style-name="P20"><text:span text:style-name="T14">13. El parámetro (alpha) en los mecanísmos de control de flujo:</text:span></text:p>
      <text:p text:style-name="P20"><text:span text:style-name="T14"><text:tab/></text:span><text:span text:style-name="T8">a-El tiempo de transmisión dividido por el tiempo de trama.</text:span></text:p>
      <text:p text:style-name="P20"><text:span text:style-name="T8"><text:tab/>B-El tiempo de tranmisión normalizado.</text:span></text:p>
      <text:p text:style-name="P21"><text:span text:style-name="T8"><text:tab/>C-El tiempo de propagación dividido por el tiempo de transmisión.</text:span></text:p>
      <text:p text:style-name="P20"><text:span text:style-name="T8"><text:tab/>D-El tiempo de trama dividido por el tiempo dr propagación.</text:span></text:p>
      <text:p text:style-name="P20"><text:span text:style-name="T14">14. Con un número de secuencia de 5 bits:</text:span></text:p>
      <text:p text:style-name="P20"><text:span text:style-name="T14"><text:tab/></text:span><text:span text:style-name="T8">a-El tamaño de ventana será 22.</text:span></text:p>
      <text:p text:style-name="P20"><text:span text:style-name="T8"><text:tab/>b-El tamaño de ventana será de 32 para rechazo con vuelta atrás N.</text:span></text:p>
      <text:p text:style-name="P20"><text:span text:style-name="T8"><text:tab/></text:span><text:span text:style-name="T11">c-El tamaño de ventana será de 16 para rechazo selectivo.</text:span></text:p>
      <text:p text:style-name="P20"><text:span text:style-name="T8"><text:tab/>D-El tamaño de ventana será 31 para rechazo selectivo.</text:span></text:p>
      <text:p text:style-name="P20"><text:span text:style-name="T14">15. ALOHA ranurado:</text:span></text:p>
      <text:p text:style-name="P20"><text:span text:style-name="T14"><text:tab/></text:span><text:span text:style-name="T8">a-Es un protocolo de asignación estática.</text:span></text:p>
      <text:p text:style-name="P20"><text:span text:style-name="T8"><text:tab/>B-Su eficiencia máxima es el 18.4%.</text:span></text:p>
      <text:p text:style-name="P20"><text:span text:style-name="T8"><text:tab/>c-El periodo de vulnerabilidad son 2 tiempos de trama.</text:span></text:p>
      <text:p text:style-name="P20"><text:span text:style-name="T8"><text:tab/></text:span><text:span text:style-name="T11">D-Ninguna de las anteriores.</text:span></text:p>
      <text:p text:style-name="P20"><text:span text:style-name="T14">16. El estándar DIX y el estándar 802.3:</text:span></text:p>
      <text:p text:style-name="P20"><text:span text:style-name="T14"><text:tab/></text:span><text:span text:style-name="T8">a-Se diferencian en el tamaño de las direcciones.</text:span></text:p>
      <text:p text:style-name="P20"><text:span text:style-name="T8"><text:tab/></text:span><text:span text:style-name="T11">b- Se diferencian en dos campos.<text:tab/></text:span></text:p>
      <text:p text:style-name="P20"><text:span text:style-name="T8"><text:tab/>C-No pueden convivir en la misma red local.</text:span></text:p>
      <text:p text:style-name="P20"><text:span text:style-name="T8"><text:tab/>D-Ninguna de las anteriores.</text:span></text:p>
      <text:p text:style-name="P20"><text:span text:style-name="T14">17. La subcapa MAC de 802.11:</text:span></text:p>
      <text:p text:style-name="P20"><text:span text:style-name="T14"><text:tab/></text:span><text:span text:style-name="T8">a-Tiene dos posibles modos de funcionamiento que pueden coexistir.</text:span></text:p>
      <text:p text:style-name="P20"><text:span text:style-name="T8"><text:tab/>B-Utiliza la CSMA/CA.</text:span></text:p>
      <text:p text:style-name="P20"><text:span text:style-name="T8"><text:tab/>C-El modo infraestructura no es obligatorio.</text:span></text:p>
      <text:p text:style-name="P20"><text:span text:style-name="T8"><text:tab/></text:span><text:span text:style-name="T11">D-Todas las anteriores.</text:span></text:p>
      <text:p text:style-name="P20"><text:span text:style-name="T14">18. En BSC, la selección:</text:span></text:p>
      <text:p text:style-name="P20"><text:span text:style-name="T14"><text:tab/></text:span><text:span text:style-name="T8">a-Es iniciada por la estación esclava.</text:span></text:p>
      <text:p text:style-name="P20"><text:span text:style-name="T8"><text:tab/>B-Puede ser iniciada por amabas estaciones.</text:span></text:p>
      <text:p text:style-name="P20"><text:span text:style-name="T8"><text:tab/></text:span><text:span text:style-name="T11">C-Es inciada por la estación maestra.</text:span></text:p>
      <text:p text:style-name="P20"><text:span text:style-name="T8"><text:tab/>D-Comienza con una secuencia de sondeo o escrutinio.</text:span></text:p>
      <text:p text:style-name="P20"><text:span text:style-name="T14">19. En HDLC, el modo ABM:</text:span></text:p>
      <text:p text:style-name="P20"><text:span text:style-name="T14"><text:tab/></text:span><text:span text:style-name="T8">a-Es una configuración no balanceada.</text:span></text:p>
      <text:p text:style-name="P20"><text:span text:style-name="T8"><text:tab/></text:span><text:span text:style-name="T11">B-Emplea estaciones combinadas.</text:span></text:p>
      <text:p text:style-name="P20"><text:span text:style-name="T8"><text:tab/>C-Emplea el mismo tipo de estaciones que el modo ARM.</text:span></text:p>
      <text:p text:style-name="P20"><text:span text:style-name="T8"><text:tab/>D-Todas las anteriores.</text:span></text:p>
      <text:p text:style-name="P20"><text:span text:style-name="T14">20. En el algorítmo del árbol expandido:</text:span></text:p>
      <text:p text:style-name="P20"><text:span text:style-name="T14"><text:tab/></text:span><text:span text:style-name="T8">a-Los puertos bloqueados son los más cercanos a la red correspondiente.</text:span></text:p>
      <text:p text:style-name="P20"><text:span text:style-name="T8"><text:tab/>B-Todo los puentes empiezan transmitiendo la BPDU de la raíz.</text:span></text:p>
      <text:p text:style-name="P20"><text:span text:style-name="T8"><text:tab/>C-Sólo el puente raíz envía BPDU.</text:span></text:p>
      <text:p text:style-name="P20"><text:span text:style-name="T8"><text:tab/></text:span><text:span text:style-name="T13">D-Ninguna de las anteriores</text:span></text:p>
      <text:p text:style-name="P20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jo </meta:initial-creator>
    <meta:creation-date>2017-04-25T10:52:59.362879059</meta:creation-date>
    <dc:date>2017-06-13T11:13:47.719412473</dc:date>
    <meta:editing-duration>PT54M56S</meta:editing-duration>
    <meta:editing-cycles>13</meta:editing-cycles>
    <meta:generator>LibreOffice/5.2.7.2$Linux_X86_64 LibreOffice_project/20m0$Build-2</meta:generator>
    <meta:document-statistic meta:table-count="0" meta:image-count="0" meta:object-count="0" meta:page-count="7" meta:paragraph-count="343" meta:word-count="1897" meta:character-count="12258" meta:non-whitespace-character-count="10414"/>
  </office:meta>
</office:document-meta>
</file>